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1F22B1B857E713A.png" manifest:media-type="image/png"/>
  <manifest:file-entry manifest:full-path="Pictures/10000000000000080000000820A1E16DA75ED13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53cm" svg:stroke-color="#000000" draw:marker-start-width="0.279cm" draw:marker-end-width="0.279cm" svg:stroke-linecap="butt" draw:fill="none" draw:textarea-horizontal-align="justify" draw:textarea-vertical-align="middle" draw:auto-grow-height="false" fo:min-height="1.608cm" fo:min-width="1.35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5cm" fo:min-width="1.5cm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.9cm"/>
    </style:style>
    <style:style style:name="gr4" style:family="graphic" style:parent-style-name="objectwithoutfill">
      <style:graphic-properties draw:stroke="solid" draw:stroke-dash="Long_20_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53cm" svg:stroke-color="#111111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svg:stroke-opacity="90%" draw:fill="bitmap" draw:fill-image-name="Dashed_20_Downward_20_Diagonal" draw:opacity="100%" draw:opacity-name="Transparency_20_1" draw:textarea-horizontal-align="justify" draw:textarea-vertical-align="middle" draw:auto-grow-height="false" fo:min-height="1.164cm" fo:min-width="0.20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3.75cm" fo:min-width="0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97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18cm" svg:stroke-color="#000000" draw:marker-start="Arrowheads_20_5" draw:marker-start-width="0.327cm" draw:marker-end="Arrowheads_20_5" draw:marker-end-width="0.327cm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Long_20_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bitmap" draw:fill-image-name="Dashed_20_Downward_20_Diagonal" draw:opacity="100%" draw:opacity-name="Transparency_20_1"/>
      <style:paragraph-properties fo:text-align="center"/>
    </style:style>
    <style:style style:name="P4" style:family="paragraph">
      <loext:graphic-properties draw:fill="bitmap" draw:fill-image-name="_35__20_Percent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7cm" svg:x="7.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cm" svg:height="2.9cm" svg:x="7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4cm" svg:height="0.8cm" svg:x="7.3cm" svg:y="1.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2.974cm" svg:x2="12cm" svg:y2="2.974cm">
          <text:p/>
        </draw:line>
        <draw:line draw:style-name="gr5" draw:text-style-name="P1" draw:layer="layout" svg:x1="0.7cm" svg:y1="3.124cm" svg:x2="1.22cm" svg:y2="2.824cm">
          <text:p/>
        </draw:line>
        <draw:line draw:style-name="gr5" draw:text-style-name="P1" draw:layer="layout" svg:x1="0.96cm" svg:y1="3.274cm" svg:x2="0.96cm" svg:y2="2.674cm">
          <text:p/>
        </draw:line>
        <draw:line draw:style-name="gr5" draw:text-style-name="P1" draw:layer="layout" svg:x1="1.22cm" svg:y1="3.124cm" svg:x2="0.7cm" svg:y2="2.824cm">
          <text:p/>
        </draw:line>
        <draw:custom-shape draw:style-name="gr6" draw:text-style-name="P3" draw:layer="layout" svg:width="1cm" svg:height="2cm" svg:x="3cm" svg:y="1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5cm" svg:y1="1.974cm" svg:x2="3.5cm" svg:y2="1.474cm">
          <text:p/>
        </draw:line>
        <draw:custom-shape draw:style-name="gr8" draw:text-style-name="P4" draw:layer="layout" svg:width="0.5cm" svg:height="4cm" draw:transform="rotate (1.18926735230894) translate (6.601cm 2.238cm)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4cm" svg:y1="2.974cm" svg:x2="10.5cm" svg:y2="5.074cm">
          <text:p/>
        </draw:line>
        <draw:frame draw:style-name="gr10" draw:text-style-name="P5" draw:layer="layout" svg:width="3.173cm" svg:height="0.954cm" svg:x="1.9cm" svg:y="0.42cm">
          <draw:text-box>
            <text:p><text:span text:style-name="T1">Поляроид</text:span></text:p>
          </draw:text-box>
        </draw:frame>
        <draw:frame draw:style-name="gr11" draw:text-style-name="P7" draw:layer="layout" svg:width="4.697cm" svg:height="1.657cm" svg:x="6.7cm" svg:y="0.2cm">
          <draw:text-box>
            <text:p text:style-name="P6"><text:span text:style-name="T1">Эбонитовая</text:span></text:p>
            <text:p text:style-name="P6"><text:span text:style-name="T1">пластинка</text:span></text:p>
          </draw:text-box>
        </draw:frame>
        <draw:line draw:style-name="gr12" draw:text-style-name="P1" draw:layer="layout" svg:x1="10.404cm" svg:y1="5.347cm" svg:x2="10.984cm" svg:y2="5.598cm">
          <text:p/>
        </draw:line>
        <draw:line draw:style-name="gr12" draw:text-style-name="P1" draw:layer="layout" svg:x1="10.754cm" svg:y1="5.017cm" svg:x2="11cm" svg:y2="5.6cm">
          <text:p/>
        </draw:line>
        <draw:circle draw:style-name="gr13" draw:text-style-name="P6" draw:layer="layout" svg:width="0.7cm" svg:height="0.7cm" svg:x="10.7cm" svg:y="5.274cm" draw:kind="arc" draw:start-angle="118.34" draw:end-angle="153.22">
          <text:p/>
        </draw:circle>
        <draw:line draw:style-name="gr14" draw:text-style-name="P6" draw:layer="layout" svg:x1="4.6cm" svg:y1="2.5cm" svg:x2="4.6cm" svg:y2="3.5cm">
          <text:p/>
        </draw:line>
        <draw:line draw:style-name="gr14" draw:text-style-name="P6" draw:layer="layout" svg:x1="5.2cm" svg:y1="2.5cm" svg:x2="5.2cm" svg:y2="3.5cm">
          <text:p/>
        </draw:line>
        <draw:line draw:style-name="gr14" draw:text-style-name="P6" draw:layer="layout" svg:x1="5.8cm" svg:y1="2.5cm" svg:x2="5.8cm" svg:y2="3.5cm">
          <text:p/>
        </draw:line>
        <draw:line draw:style-name="gr14" draw:text-style-name="P6" draw:layer="layout" svg:x1="6.4cm" svg:y1="2.5cm" svg:x2="6.4cm" svg:y2="3.5cm">
          <text:p/>
        </draw:line>
        <draw:line draw:style-name="gr15" draw:text-style-name="P1" draw:layer="layout" svg:x1="8.4cm" svg:y1="2.974cm" svg:x2="7.8cm" svg:y2="4.3cm">
          <text:p/>
        </draw:line>
        <draw:circle draw:style-name="gr13" draw:text-style-name="P6" draw:layer="layout" svg:width="1cm" svg:height="1cm" svg:x="7.9cm" svg:y="2.5cm" draw:kind="arc" draw:start-angle="176.28" draw:end-angle="245.21">
          <text:p/>
        </draw:circle>
        <draw:frame draw:style-name="gr16" draw:text-style-name="P6" draw:layer="layout" svg:width="0.605cm" svg:height="0.458cm" svg:x="7.395cm" svg:y="3.1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Dashed_20_Downward_20_Diagonal" draw:display-name="Dashed Downward Diagonal" xlink:href="Pictures/100000000000000800000008B1F22B1B857E713A.png" xlink:type="simple" xlink:show="embed" xlink:actuate="onLoad"/>
    <draw:opacity draw:name="Transparency_20_1" draw:display-name="Transparency 1" draw:style="square" draw:cx="50%" draw:cy="50%" draw:start="100%" draw:end="0%" draw:angle="0deg" draw:border="0%"/>
    <draw:marker draw:name="Arrow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826 1131 754" svg:d="M566 826l-566 754 114-85 136-68 148-46 161-17 161 13 153 46 140 68 118 89z"/>
    <draw:marker draw:name="Arrowheads_20_5" draw:display-name="Arrowheads 5" svg:viewBox="0 7 20 13" svg:d="M0 20l10-13 10 13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00:44:27.072232235</meta:creation-date>
    <dc:date>2022-04-08T03:09:00.105860514</dc:date>
    <meta:editing-duration>PT18M57S</meta:editing-duration>
    <meta:editing-cycles>3</meta:editing-cycles>
    <meta:generator>LibreOffice/7.2.5.2$Linux_X86_64 LibreOffice_project/2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sub>
      <mi>θ</mi>
      <mi>Б</mi>
    </msub>
    <annotation encoding="StarMath 5.0">%theta _ Б</annotation>
  </semantics>
</math>
</file>